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ata Structures in Python</text:p>
          </draw:text-box>
        </draw:frame>
        <draw:frame presentation:style-name="pr2" draw:layer="layout" svg:width="25.199cm" svg:height="12.179cm" svg:x="1.4cm" svg:y="4.914cm" presentation:class="subtitle">
          <draw:text-box>
            <text:p>By</text:p>
            <text:p>Eric Schle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r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y I'm awesome:</text:p>
                <text:list>
                  <text:list-item>
                    <text:p>Adjunct Professor at NYU ← I teach data structures here</text:p>
                  </text:list-item>
                  <text:list-item>
                    <text:p>Open source report card ← I know something about python</text:p>
                  </text:list-item>
                  <text:list-item>
                    <text:p>CTO @ Lyte ← We are hiring, get to work on machine learning, django web dev, full stack python</text:p>
                    <text:list>
                      <text:list-item>
                        <text:p>Uselyte.com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es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1) What are data structures? Why do we care?</text:p>
              </text:list-item>
              <text:list-item>
                <text:p>2) How do we use them?</text:p>
              </text:list-item>
              <text:list-item>
                <text:p>3) Is there any way to make them as useful as possible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Question 1 - An analog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ta structures in computer science are akin to variables and sets in mathematics. Rather than looking at how to use a specific tool to do a specific task, we look at computation as a black box and consider the universal operations one would do with computers.</text:p>
              </text:list-item>
              <text:list-item>
                <text:p>So in mathematics this is similar to the following: Remember back in third grade when you went from memorizing 2 + 2 = 4 to if 2 + x = 4, what is x?</text:p>
              </text:list-item>
              <text:list-item>
                <text:p>Data structures in computer science are similar in that it's the process of abstraction. <text:s/>The abstraction in computer science is different, of course because we are abstracting away the computation, rather than some variable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s of comput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 in computer science examples of computation might be calculating the square root of a number or processing and updating a website given some user input.</text:p>
              </text:list-item>
              <text:list-item>
                <text:p>The types of questions we answer may be different from mathematics, but the notions of computation and abstraction are captured in much the same way, as in mathematic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oundational Questions in Data Structur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re are two foundational questions in data structures:</text:p>
                <text:list>
                  <text:list-item>
                    <text:p>How do we efficiently store data?</text:p>
                  </text:list-item>
                  <text:list-item>
                    <text:p>How do we efficiently access data?</text:p>
                    <text:p/>
                  </text:list-item>
                </text:list>
              </text:list-item>
              <text:list-item>
                <text:p>We'll define what we mean by efficient, with an example in a bit. <text:s/>For now, let's just consider the questions of storage and retrieval of data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ook at the built ins – lists, dic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o running time analysis on lists and dicts with different amounts of inputs. <text:s/>Looking at reading and writing</text:p>
              </text:list-item>
              <text:list-item>
                <text:p>Do space analysis on lists and dicts, how much memory do both of these data structures actually take up?</text:p>
              </text:list-item>
              <text:list-item>
                <text:p>Show the different kinds of insert methods on the same graph, so the different kinds of removal methods on the same grap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is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finition: Lists are collections of objects similar to sets from mathematics except uniqueness of elements is not guaranteed.</text:p>
              </text:list-item>
              <text:list-item>
                <text:p>Let's examine some operations:</text:p>
                <text:list>
                  <text:list-item>
                    <text:p>Insert methods: extend, append, insert</text:p>
                  </text:list-item>
                  <text:list-item>
                    <text:p>Delete methods: pop, remove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ist results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alysis of list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ic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icts are another collection of objects, except the indexing need not be the natural numbers. <text:s/>In this way we can think of a dict as a more flexible list.</text:p>
              </text:list-item>
              <text:list-item>
                <text:p>Insert methods: update</text:p>
              </text:list-item>
              <text:list-item>
                <text:p>Remove methods: pop, popite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inked Lis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ow that we have a feel for some of the questions and types of analysis that is done in Data Structures, now let's discuss how make your own.</text:p>
              </text:list-item>
              <text:list-item>
                <text:p>Creating data structures in python is insanely easy.</text:p>
              </text:list-item>
              <text:list-item>
                <text:p>For instance, you can create a node in just a few lin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ode defini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lass node:</text:p>
                <text:list>
                  <text:list-header>
                    <text:p>def __init__(self,item,next):</text:p>
                    <text:list>
                      <text:list-header>
                        <text:p>self.item = item</text:p>
                        <text:p>self.next = next</text:p>
                      </text:list-header>
                    </text:list>
                  </text:list-header>
                </text:list>
              </text:list-item>
              <text:list-item>
                <text:p>In fact, next is a primitive in python! <text:s/>Using nodes, you can store whatever data you want, in item and link your structures together however you want using next!!! </text:p>
              </text:list-item>
              <text:list-item>
                <text:p>(That's right, variables can be used as references)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ric </meta:initial-creator>
    <meta:creation-date>2014-06-23T06:47:17.362302939</meta:creation-date>
    <dc:date>2014-06-23T19:21:01.783714613</dc:date>
    <dc:creator>eric </dc:creator>
    <meta:editing-duration>PT6H38M5S</meta:editing-duration>
    <meta:editing-cycles>3</meta:editing-cycles>
    <meta:generator>LibreOffice/4.1.3.2$Linux_X86_64 LibreOffice_project/410m0$Build-2</meta:generator>
    <meta:document-statistic meta:object-count="73"/>
  </office:meta>
</office:document-meta>
</file>